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020000044CF55DFC7D2EDF4A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21.555cm" svg:height="10.028cm" draw:z-index="0"><draw:image xlink:href="Pictures/10000000000009020000044CF55DFC7D2EDF4AC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22:54:22.773743112</meta:creation-date>
    <meta:generator>LibreOffice/6.4.6.2$Linux_X86_64 LibreOffice_project/40$Build-2</meta:generator>
    <dc:date>2020-11-15T23:00:19.450438159</dc:date>
    <meta:editing-duration>PT1M4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